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oto Sans" svg:font-family="&quot;Noto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Input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ce3" style:family="table-cell" style:parent-style-name="Calculation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Output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6.40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1.9843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Default_1">
            <text:p>all lengths in m, unless specified</text:p>
          </table:table-cell>
          <table:table-cell table:number-columns-repeated="8" table:style-name="Default_1"/>
          <table:table-cell table:number-columns-repeated="16375" table:style-name="ce1"/>
        </table:table-row>
        <table:table-row table:style-name="ro1">
          <table:table-cell office:value-type="string" table:style-name="Default_1">
            <text:p>all angles in RAD, unless specified</text:p>
          </table:table-cell>
          <table:table-cell table:number-columns-repeated="8" table:style-name="Default_1"/>
          <table:table-cell table:number-columns-repeated="16375" table:style-name="ce1"/>
        </table:table-row>
        <table:table-row table:style-name="ro1">
          <table:table-cell table:number-columns-repeated="9" table:style-name="Default_1"/>
          <table:table-cell table:number-columns-repeated="16375" table:style-name="ce1"/>
        </table:table-row>
        <table:table-row table:style-name="ro2">
          <table:table-cell office:value-type="string" table:style-name="Default_1">
            <text:p>fov (DEG)</text:p>
          </table:table-cell>
          <table:table-cell office:value-type="float" office:value="60" table:style-name="ce2">
            <text:p>60</text:p>
          </table:table-cell>
          <table:table-cell table:number-columns-repeated="3" table:style-name="Default_1"/>
          <table:table-cell office:value-type="string" table:style-name="Default_1">
            <text:p>camera height</text:p>
          </table:table-cell>
          <table:table-cell office:value-type="float" office:value="1500" table:style-name="ce2">
            <text:p>1500</text:p>
          </table:table-cell>
          <table:table-cell table:number-columns-repeated="2" table:style-name="Default_1"/>
          <table:table-cell table:number-columns-repeated="16375" table:style-name="ce1"/>
        </table:table-row>
        <table:table-row table:style-name="ro2">
          <table:table-cell office:value-type="string" table:style-name="Default_1">
            <text:p>fov</text:p>
          </table:table-cell>
          <table:table-cell office:value-type="float" office:value="1.0471975511965976" table:formula="of:=[.B4]*PI()/180" table:style-name="ce3">
            <text:p>1.047197551</text:p>
          </table:table-cell>
          <table:table-cell table:number-columns-repeated="3" table:style-name="Default_1"/>
          <table:table-cell office:value-type="string" table:style-name="Default_1">
            <text:p>view distance</text:p>
          </table:table-cell>
          <table:table-cell office:value-type="float" office:value="9000" table:style-name="ce2">
            <text:p>9000</text:p>
          </table:table-cell>
          <table:table-cell table:number-columns-repeated="2" table:style-name="Default_1"/>
          <table:table-cell table:number-columns-repeated="16375" table:style-name="ce1"/>
        </table:table-row>
        <table:table-row table:style-name="ro2">
          <table:table-cell office:value-type="string" table:style-name="Default_1">
            <text:p>res width (pixels)</text:p>
          </table:table-cell>
          <table:table-cell office:value-type="float" office:value="1920" table:style-name="ce2">
            <text:p>1920</text:p>
          </table:table-cell>
          <table:table-cell table:number-columns-repeated="3" table:style-name="Default_1"/>
          <table:table-cell office:value-type="string" table:style-name="Default_1">
            <text:p>planet radius</text:p>
          </table:table-cell>
          <table:table-cell office:value-type="float" office:value="26250" table:formula="of:=([.G5]*[.G5]-[.G4]*[.G4])/(2*[.G4])" table:style-name="ce3">
            <text:p>26250</text:p>
          </table:table-cell>
          <table:table-cell table:number-columns-repeated="2" table:style-name="Default_1"/>
          <table:table-cell table:number-columns-repeated="16375" table:style-name="ce1"/>
        </table:table-row>
        <table:table-row table:style-name="ro2">
          <table:table-cell office:value-type="string" table:style-name="Default_1">
            <text:p>res height (pixels)</text:p>
          </table:table-cell>
          <table:table-cell office:value-type="float" office:value="1080" table:style-name="ce2">
            <text:p>1080</text:p>
          </table:table-cell>
          <table:table-cell table:number-columns-repeated="3" table:style-name="Default_1"/>
          <table:table-cell office:value-type="string" table:style-name="Default_1">
            <text:p>planet radius (km)</text:p>
          </table:table-cell>
          <table:table-cell office:value-type="float" office:value="26.25" table:formula="of:=[.G6]/1000" table:style-name="ce3">
            <text:p>26.25</text:p>
          </table:table-cell>
          <table:table-cell table:number-columns-repeated="2" table:style-name="Default_1"/>
          <table:table-cell table:number-columns-repeated="16375" table:style-name="ce1"/>
        </table:table-row>
        <table:table-row table:style-name="ro2">
          <table:table-cell office:value-type="string" table:style-name="Default_1">
            <text:p>unit length on screen (pixels)</text:p>
          </table:table-cell>
          <table:table-cell office:value-type="float" office:value="4" table:style-name="ce2">
            <text:p>4</text:p>
          </table:table-cell>
          <table:table-cell table:number-columns-repeated="3" table:style-name="Default_1"/>
          <table:table-cell office:value-type="string" table:style-name="Default_1">
            <text:p>surface area (km^2)</text:p>
          </table:table-cell>
          <table:table-cell office:value-type="float" office:value="8659.0147514568671" table:formula="of:=4*PI()*[.G6]*[.G6]/1000000" table:style-name="ce3">
            <text:p>8659.014751</text:p>
          </table:table-cell>
          <table:table-cell table:number-columns-repeated="2" table:style-name="Default_1"/>
          <table:table-cell table:number-columns-repeated="16375" table:style-name="ce1"/>
        </table:table-row>
        <table:table-row table:style-name="ro2">
          <table:table-cell office:value-type="string" table:style-name="Default_1">
            <text:p>angle of unit length on screen</text:p>
          </table:table-cell>
          <table:table-cell office:value-type="float" office:value="3.8785094488762877E-3" table:formula="of:=[.B5]*[.B8]/[.B7]" table:style-name="ce3">
            <text:p>0.003878509</text:p>
          </table:table-cell>
          <table:table-cell table:number-columns-repeated="3" table:style-name="Default_1"/>
          <table:table-cell office:value-type="string" table:style-name="Default_1">
            <text:p><text:s/></text:p>
          </table:table-cell>
          <table:table-cell table:number-columns-repeated="3" table:style-name="Default_1"/>
          <table:table-cell table:number-columns-repeated="16375" table:style-name="ce1"/>
        </table:table-row>
        <table:table-row table:style-name="ro1">
          <table:table-cell table:number-columns-repeated="9" table:style-name="Default_1"/>
          <table:table-cell table:number-columns-repeated="16375" table:style-name="ce1"/>
        </table:table-row>
        <table:table-row table:style-name="ro1">
          <table:table-cell office:value-type="string" table:style-name="Default_1">
            <text:p>power</text:p>
          </table:table-cell>
          <table:table-cell office:value-type="string" table:style-name="Default_1">
            <text:p>unit</text:p>
          </table:table-cell>
          <table:table-cell office:value-type="string" table:style-name="Default_1">
            <text:p>distance</text:p>
          </table:table-cell>
          <table:table-cell table:number-columns-repeated="5" table:style-name="Default_1"/>
          <table:table-cell office:value-type="string" table:style-name="Default_1">
            <text:p><text:s/>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0" table:formula="of:=[.L11]*[.M11]" table:style-name="ce1">
            <text:p>8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Default_1">
            <text:p>?</text:p>
          </table:table-cell>
          <table:table-cell office:value-type="float" office:value="0.5" table:style-name="Default_1">
            <text:p>0.5</text:p>
          </table:table-cell>
          <table:table-cell office:value-type="float" office:value="128.9148574855455" table:formula="of:=[.B12]/TAN([.B$9])" table:style-name="ce4">
            <text:p>128.9148575</text:p>
          </table:table-cell>
          <table:table-cell table:number-columns-repeated="6" table:style-name="Default_1"/>
          <table:table-cell table:number-columns-repeated="2" table:style-name="ce1"/>
          <table:table-cell office:value-type="float" office:value="8.1920000000000002" table:style-name="ce1">
            <text:p>8.192</text:p>
          </table:table-cell>
          <table:table-cell office:value-type="float" office:value="8.1920000000000002" table:style-name="ce1">
            <text:p>8.192</text:p>
          </table:table-cell>
          <table:table-cell office:value-type="float" office:value="67.108863999999997" table:formula="of:=[.L12]*[.M12]" table:style-name="ce1">
            <text:p>67.108864</text:p>
          </table:table-cell>
          <table:table-cell table:number-columns-repeated="16370" table:style-name="ce1"/>
        </table:table-row>
        <table:table-row table:style-name="ro2">
          <table:table-cell office:value-type="float" office:value="0" table:style-name="Default_1">
            <text:p>0</text:p>
          </table:table-cell>
          <table:table-cell office:value-type="float" office:value="1" table:formula="of:=POWER(2;[.A13])" table:style-name="Default_1">
            <text:p>1</text:p>
          </table:table-cell>
          <table:table-cell office:value-type="float" office:value="257.82971497109099" table:formula="of:=[.B13]/TAN([.B$9])" table:style-name="ce4">
            <text:p>257.829715</text:p>
          </table:table-cell>
          <table:table-cell table:number-columns-repeated="5" table:style-name="Default_1"/>
          <table:table-cell office:value-type="string" table:style-name="Default_1">
            <text:p>CUBE</text:p>
          </table:table-cell>
          <table:table-cell table:number-columns-repeated="16375" table:style-name="ce1"/>
        </table:table-row>
        <table:table-row table:style-name="ro2">
          <table:table-cell office:value-type="float" office:value="1" table:style-name="Default_1">
            <text:p>1</text:p>
          </table:table-cell>
          <table:table-cell office:value-type="float" office:value="2" table:formula="of:=POWER(2;[.A14])" table:style-name="Default_1">
            <text:p>2</text:p>
          </table:table-cell>
          <table:table-cell office:value-type="float" office:value="515.65942994218199" table:formula="of:=[.B14]/TAN([.B$9])" table:style-name="ce4">
            <text:p>515.6594299</text:p>
          </table:table-cell>
          <table:table-cell table:number-columns-repeated="2" table:style-name="Default_1"/>
          <table:table-cell office:value-type="string" table:style-name="Default_1">
            <text:p>terrain resolution</text:p>
          </table:table-cell>
          <table:table-cell office:value-type="float" office:value="0.5" table:style-name="ce2">
            <text:p>0.5</text:p>
          </table:table-cell>
          <table:table-cell office:value-type="float" office:value="0.5" table:style-name="ce2">
            <text:p>0.5</text:p>
          </table:table-cell>
          <table:table-cell office:value-type="float" office:value="0.5" table:style-name="ce2">
            <text:p>0.5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Default_1">
            <text:p>2</text:p>
          </table:table-cell>
          <table:table-cell office:value-type="float" office:value="4" table:formula="of:=POWER(2;[.A15])" table:style-name="Default_1">
            <text:p>4</text:p>
          </table:table-cell>
          <table:table-cell office:value-type="float" office:value="1031.318859884364" table:formula="of:=[.B15]/TAN([.B$9])" table:style-name="ce4">
            <text:p>1031.31886</text:p>
          </table:table-cell>
          <table:table-cell table:number-columns-repeated="2" table:style-name="Default_1"/>
          <table:table-cell office:value-type="string" table:style-name="ce1">
            <text:p>power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table:number-columns-repeated="7" table:style-name="ce1"/>
          <table:table-cell office:value-type="string" table:style-name="ce1">
            <text:p>lrfbud</text:p>
          </table:table-cell>
          <table:table-cell table:number-columns-repeated="16367"/>
        </table:table-row>
        <table:table-row table:style-name="ro2">
          <table:table-cell office:value-type="float" office:value="3" table:style-name="Default_1">
            <text:p>3</text:p>
          </table:table-cell>
          <table:table-cell office:value-type="float" office:value="8" table:formula="of:=POWER(2;[.A16])" table:style-name="Default_1">
            <text:p>8</text:p>
          </table:table-cell>
          <table:table-cell office:value-type="float" office:value="2062.6377197687279" table:formula="of:=[.B16]/TAN([.B$9])" table:style-name="ce4">
            <text:p>2062.63772</text:p>
          </table:table-cell>
          <table:table-cell table:number-columns-repeated="2" table:style-name="Default_1"/>
          <table:table-cell office:value-type="string" table:style-name="Default_1">
            <text:p>width</text:p>
          </table:table-cell>
          <table:table-cell office:value-type="float" office:value="32768" table:formula="of:=POWER(2;[.G15])" table:style-name="ce3">
            <text:p>32768</text:p>
          </table:table-cell>
          <table:table-cell office:value-type="float" office:value="8192" table:formula="of:=POWER(2;[.H15])" table:style-name="ce3">
            <text:p>8192</text:p>
          </table:table-cell>
          <table:table-cell office:value-type="float" office:value="4096" table:formula="of:=POWER(2;[.I15])" table:style-name="ce3">
            <text:p>4096</text:p>
          </table:table-cell>
          <table:table-cell table:number-columns-repeated="3" table:style-name="ce1"/>
          <table:table-cell office:value-type="float" office:value="9000" table:formula="of:=4500/0.5" table:style-name="ce1">
            <text:p>9000</text:p>
          </table:table-cell>
          <table:table-cell table:number-columns-repeated="16371" table:style-name="ce1"/>
        </table:table-row>
        <table:table-row table:style-name="ro2">
          <table:table-cell office:value-type="float" office:value="4" table:style-name="Default_1">
            <text:p>4</text:p>
          </table:table-cell>
          <table:table-cell office:value-type="float" office:value="16" table:formula="of:=POWER(2;[.A17])" table:style-name="Default_1">
            <text:p>16</text:p>
          </table:table-cell>
          <table:table-cell office:value-type="float" office:value="4125.2754395374559" table:formula="of:=[.B17]/TAN([.B$9])" table:style-name="ce4">
            <text:p>4125.27544</text:p>
          </table:table-cell>
          <table:table-cell table:number-columns-repeated="2" table:style-name="Default_1"/>
          <table:table-cell office:value-type="string" table:style-name="Default_1">
            <text:p>heightmap width</text:p>
          </table:table-cell>
          <table:table-cell office:value-type="float" office:value="65536" table:formula="of:=[.G16]/[.G14]" table:style-name="ce3">
            <text:p>65536</text:p>
          </table:table-cell>
          <table:table-cell office:value-type="float" office:value="16384" table:formula="of:=[.H16]/[.H14]" table:style-name="ce3">
            <text:p>16384</text:p>
          </table:table-cell>
          <table:table-cell office:value-type="string" table:style-name="ce3">
            <text:p>?</text:p>
          </table:table-cell>
          <table:table-cell table:number-columns-repeated="16375" table:style-name="ce1"/>
        </table:table-row>
        <table:table-row table:style-name="ro2">
          <table:table-cell office:value-type="float" office:value="5" table:style-name="Default_1">
            <text:p>5</text:p>
          </table:table-cell>
          <table:table-cell office:value-type="float" office:value="32" table:formula="of:=POWER(2;[.A18])" table:style-name="Default_1">
            <text:p>32</text:p>
          </table:table-cell>
          <table:table-cell office:value-type="float" office:value="8250.5508790749118" table:formula="of:=[.B18]/TAN([.B$9])" table:style-name="ce4">
            <text:p>8250.550879</text:p>
          </table:table-cell>
          <table:table-cell table:number-columns-repeated="2" table:style-name="Default_1"/>
          <table:table-cell office:value-type="string" table:style-name="ce1">
            <text:p>terrain area</text:p>
          </table:table-cell>
          <table:table-cell office:value-type="float" office:value="1073741824" table:formula="of:=[.G16]*[.G16]" table:style-name="ce3">
            <text:p>1073741824</text:p>
          </table:table-cell>
          <table:table-cell office:value-type="float" office:value="67108864" table:formula="of:=[.H16]*[.H16]" table:style-name="ce3">
            <text:p>67108864</text:p>
          </table:table-cell>
          <table:table-cell office:value-type="float" office:value="100663296" table:formula="of:=[.I16]*[.I16]*6" table:style-name="ce3">
            <text:p>100663296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Default_1">
            <text:p>6</text:p>
          </table:table-cell>
          <table:table-cell office:value-type="float" office:value="64" table:formula="of:=POWER(2;[.A19])" table:style-name="Default_1">
            <text:p>64</text:p>
          </table:table-cell>
          <table:table-cell office:value-type="float" office:value="16501.101758149824" table:formula="of:=[.B19]/TAN([.B$9])" table:style-name="ce4">
            <text:p>16501.10176</text:p>
          </table:table-cell>
          <table:table-cell table:number-columns-repeated="2" table:style-name="Default_1"/>
          <table:table-cell office:value-type="string" table:style-name="Default_1">
            <text:p>planet radius</text:p>
          </table:table-cell>
          <table:table-cell office:value-type="float" office:value="9243.6821368464389" table:formula="of:=SQRT([.G18]/(4*PI()))" table:style-name="ce3">
            <text:p>9243.682137</text:p>
          </table:table-cell>
          <table:table-cell office:value-type="float" office:value="2310.9205342116097" table:formula="of:=SQRT([.H18]/(4*PI()))" table:style-name="ce3">
            <text:p>2310.920534</text:p>
          </table:table-cell>
          <table:table-cell office:value-type="float" office:value="2830.2880724691804" table:formula="of:=SQRT([.I18]/(4*PI()))" table:style-name="ce3">
            <text:p>2830.288072</text:p>
          </table:table-cell>
          <table:table-cell office:value-type="float" office:value="-33554432" table:formula="of:=[.H18]-[.I18]" table:style-name="ce1">
            <text:p>-33554432</text:p>
          </table:table-cell>
          <table:table-cell table:number-columns-repeated="16374"/>
        </table:table-row>
        <table:table-row table:style-name="ro2">
          <table:table-cell office:value-type="float" office:value="7" table:style-name="Default_1">
            <text:p>7</text:p>
          </table:table-cell>
          <table:table-cell office:value-type="float" office:value="128" table:formula="of:=POWER(2;[.A20])" table:style-name="Default_1">
            <text:p>128</text:p>
          </table:table-cell>
          <table:table-cell office:value-type="float" office:value="33002.203516299647" table:formula="of:=[.B20]/TAN([.B$9])" table:style-name="ce4">
            <text:p>33002.20352</text:p>
          </table:table-cell>
          <table:table-cell table:number-columns-repeated="2" table:style-name="Default_1"/>
          <table:table-cell office:value-type="string" table:style-name="Default_1">
            <text:p>terrain pixels</text:p>
          </table:table-cell>
          <table:table-cell office:value-type="float" office:value="4294967296" table:formula="of:=[.G18]/([.G14]*[.G14])" table:style-name="ce3">
            <text:p>4294967296</text:p>
          </table:table-cell>
          <table:table-cell office:value-type="float" office:value="268435456" table:formula="of:=[.H18]/([.H14]*[.H14])" table:style-name="ce3">
            <text:p>268435456</text:p>
          </table:table-cell>
          <table:table-cell office:value-type="float" office:value="402653184" table:formula="of:=[.I18]/([.I14]*[.I14])" table:style-name="ce3">
            <text:p>402653184</text:p>
          </table:table-cell>
          <table:table-cell table:number-columns-repeated="16375" table:style-name="ce1"/>
        </table:table-row>
        <table:table-row table:style-name="ro2">
          <table:table-cell office:value-type="float" office:value="8" table:style-name="Default_1">
            <text:p>8</text:p>
          </table:table-cell>
          <table:table-cell office:value-type="float" office:value="256" table:formula="of:=POWER(2;[.A21])" table:style-name="Default_1">
            <text:p>256</text:p>
          </table:table-cell>
          <table:table-cell office:value-type="float" office:value="66004.407032599294" table:formula="of:=[.B21]/TAN([.B$9])" table:style-name="ce4">
            <text:p>66004.40703</text:p>
          </table:table-cell>
          <table:table-cell table:number-columns-repeated="2" table:style-name="Default_1"/>
          <table:table-cell office:value-type="string" table:style-name="Default_1">
            <text:p>pixel storage size (bytes)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5" table:style-name="ce1"/>
        </table:table-row>
        <table:table-row table:style-name="ro2">
          <table:table-cell office:value-type="float" office:value="9" table:style-name="Default_1">
            <text:p>9</text:p>
          </table:table-cell>
          <table:table-cell office:value-type="float" office:value="512" table:formula="of:=POWER(2;[.A22])" table:style-name="Default_1">
            <text:p>512</text:p>
          </table:table-cell>
          <table:table-cell office:value-type="float" office:value="132008.81406519859" table:formula="of:=[.B22]/TAN([.B$9])" table:style-name="ce4">
            <text:p>132008.8141</text:p>
          </table:table-cell>
          <table:table-cell table:number-columns-repeated="2" table:style-name="Default_1"/>
          <table:table-cell office:value-type="string" table:style-name="Default_1">
            <text:p>data size (megabytes)</text:p>
          </table:table-cell>
          <table:table-cell office:value-type="float" office:value="8589.9345919999996" table:formula="of:=[.G21]*[.G20]/1000000" table:style-name="ce3">
            <text:p>8589.934592</text:p>
          </table:table-cell>
          <table:table-cell office:value-type="float" office:value="536.87091199999998" table:formula="of:=[.H21]*[.H20]/1000000" table:style-name="ce3">
            <text:p>536.870912</text:p>
          </table:table-cell>
          <table:table-cell office:value-type="float" office:value="805.30636800000002" table:formula="of:=[.I21]*[.I20]/1000000" table:style-name="ce3">
            <text:p>805.306368</text:p>
          </table:table-cell>
          <table:table-cell table:number-columns-repeated="16375" table:style-name="ce1"/>
        </table:table-row>
        <table:table-row table:style-name="ro2">
          <table:table-cell office:value-type="float" office:value="10" table:style-name="Default_1">
            <text:p>10</text:p>
          </table:table-cell>
          <table:table-cell office:value-type="float" office:value="1024" table:formula="of:=POWER(2;[.A23])" table:style-name="Default_1">
            <text:p>1024</text:p>
          </table:table-cell>
          <table:table-cell office:value-type="float" office:value="264017.62813039718" table:formula="of:=[.B23]/TAN([.B$9])" table:style-name="ce4">
            <text:p>264017.6281</text:p>
          </table:table-cell>
          <table:table-cell table:number-columns-repeated="6" table:style-name="Default_1"/>
          <table:table-cell table:number-columns-repeated="16375" table:style-name="ce1"/>
        </table:table-row>
        <table:table-row table:style-name="ro2">
          <table:table-cell table:number-columns-repeated="5" table:style-name="ce1"/>
          <table:table-cell office:value-type="string" table:style-name="ce5">
            <text:p>height</text:p>
          </table:table-cell>
          <table:table-cell office:value-type="float" office:value="2000" table:style-name="ce2">
            <text:p>2000</text:p>
          </table:table-cell>
          <table:table-cell office:value-type="float" office:value="2000" table:style-name="ce2">
            <text:p>2000</text:p>
          </table:table-cell>
          <table:table-cell office:value-type="float" office:value="2000" table:style-name="ce2">
            <text:p>2000</text:p>
          </table:table-cell>
          <table:table-cell table:number-columns-repeated="16375" table:style-name="ce1"/>
        </table:table-row>
        <table:table-row table:style-name="ro2">
          <table:table-cell table:number-columns-repeated="5" table:style-name="ce1"/>
          <table:table-cell office:value-type="string" table:style-name="ce6">
            <text:p>view distance</text:p>
          </table:table-cell>
          <table:table-cell office:value-type="float" office:value="6401.150564342769" table:formula="of:=SQRT(2*[.G19]*[.G24]+[.G24]*[.G24])" table:style-name="ce3">
            <text:p>6401.150564</text:p>
          </table:table-cell>
          <table:table-cell office:value-type="float" office:value="3639.1870159207865" table:formula="of:=SQRT(2*[.H19]*[.H24]+[.H24]*[.H24])" table:style-name="ce3">
            <text:p>3639.187016</text:p>
          </table:table-cell>
          <table:table-cell office:value-type="float" office:value="3914.2243535439716" table:formula="of:=SQRT(2*[.I19]*[.I24]+[.I24]*[.I24])" table:style-name="ce3">
            <text:p>3914.224354</text:p>
          </table:table-cell>
          <table:table-cell table:number-columns-repeated="16375" table:style-name="ce1"/>
        </table:table-row>
        <table:table-row table:style-name="ro2">
          <table:table-cell table:number-columns-repeated="5" table:style-name="ce1"/>
          <table:table-cell office:value-type="string" table:style-name="ce6">
            <text:p>view area</text:p>
          </table:table-cell>
          <table:table-cell office:value-type="float" office:value="5.9615360240850309E-6" table:formula="of:=[.G25]/[.G18]" table:style-name="ce3">
            <text:p>5.96154E-06</text:p>
          </table:table-cell>
          <table:table-cell office:value-type="float" office:value="5.4228112338793077E-5" table:formula="of:=[.H25]/[.H18]" table:style-name="ce3">
            <text:p>5.42281E-05</text:p>
          </table:table-cell>
          <table:table-cell office:value-type="float" office:value="3.8884325360695236E-5" table:formula="of:=[.I25]/[.I18]" table:style-name="ce3">
            <text:p>3.88843E-05</text:p>
          </table:table-cell>
          <table:table-cell table:number-columns-repeated="16375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1">
            <text:p>botw reference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office:value-type="string" table:style-name="ce1">
            <text:p>height</text:p>
          </table:table-cell>
          <table:table-cell office:value-type="float" office:value="8000" table:style-name="ce1">
            <text:p>8000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width</text:p>
          </table:table-cell>
          <table:table-cell office:value-type="float" office:value="10000" table:style-name="ce1">
            <text:p>10000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table:style-name="ce1">
            <text:p>area</text:p>
          </table:table-cell>
          <table:table-cell office:value-type="float" office:value="80000000" table:formula="of:=[.G34]*[.G35]" table:style-name="ce1">
            <text:p>80000000</text:p>
          </table:table-cell>
          <table:table-cell table:number-columns-repeated="16377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oto Sans" svg:font-family="&quot;Noto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Noto Sans" style:font-name-asian="Noto Sans" style:font-name-complex="Noto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925</meta:generator>
    <dc:creator>Simon</dc:creator>
    <meta:creation-date>2025-06-29T16:31:36Z</meta:creation-date>
    <dc:date>2025-07-06T20:38:54Z</dc:date>
    <meta:editing-cycles>7</meta:editing-cycles>
    <meta:editing-duration>PT0S</meta:editing-duration>
  </office:meta>
</office:document-meta>
</file>